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<text:s/>business card<text:s/>our institution</text:p>
        </text:list-item>
        <text:list-item>
          <text:p text:style-name="P3">Purpose</text:p>
        </text:list-item>
      </text:list>
      <text:p text:style-name="P4"><text:s text:c="6"/>To reach<text:s/>the<text:s/>students with tha<text:s/>business card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95139in" svg:y="0.35417in" svg:width="1.72847in" svg:height="1.77847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51181in" svg:y="0.33056in" svg:width="4.25278in" svg:height="1.37361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text:s text:c="2"/></text:p>
      <text:p text:style-name="Normal"/>
      <text:p text:style-name="Normal"/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<draw:frame draw:z-index="251658242" draw:style-name="a2" draw:name="Picture 2" text:anchor-type="paragraph" svg:x="0.44792in" svg:y="1.15417in" svg:width="1.57778in" svg:height="0.92847in" style:rel-width="scale" style:rel-height="scale"><draw:image xlink:href="media/image3.tmp" xlink:type="simple" xlink:show="embed" xlink:actuate="onLoad"/><svg:title/><svg:desc/></draw:frame>It's easy to reach<text:s/>tha people<text:s/>at any time</text:p>
        </text:list-item>
      </text:list>
      <text:p text:style-name="Normal"/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text:s/>created<text:s/>business card<text:s/>using tha canva app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20T13:29:00Z</meta:creation-date>
    <dc:date>2023-10-20T13:29:00Z</dc:date>
    <meta:template xlink:href="Normal.dotm" xlink:type="simple"/>
    <meta:editing-cycles>141</meta:editing-cycles>
    <meta:editing-duration>PT6300S</meta:editing-duration>
    <meta:document-statistic meta:page-count="1" meta:paragraph-count="1" meta:word-count="68" meta:character-count="461" meta:row-count="3" meta:non-whitespace-character-count="394"/>
  </office:meta>
</office:document-meta>
</file>